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 maybe you heard about Linux from your friend or a coworker, or read about it on Internet. If you want to understand what it is, and maybe try it on your computer, this is a guide for you.</text:p>
      <text:p text:style-name="Standard"/>
      <text:p text:style-name="Standard"/>
      <text:p text:style-name="P1">Prerequisites</text:p>
      <text:p text:style-name="Standard">This book is for average computer users who wants to learn about Linux, and how to use it. There is no prerequisite knowledge you need to have, except a basic ability to operate a computers.</text:p>
      <text:p text:style-name="Standard"/>
      <text:p text:style-name="P2"/>
      <text:p text:style-name="Standard"><text:span text:style-name="T1"><text:tab/><text:tab/><text:tab/><text:tab/><text:tab/><text:tab/></text:span><text:span text:style-name="T2">Contacts</text:span></text:p>
      <text:p text:style-name="Standard">You can contact me at anonymooselambda@mail.ru.</text:p>
      <text:p text:style-name="Standard">This book can be found <text:a xlink:type="simple" xlink:href="https://github.com/LazyParenthesis/BeginningLinux">here</text:a>.</text:p>
      <text:p text:style-name="Standard">If you are a knowledgeable Linux user (or if you have any other skills that would be useful for making of this book), I would appreciate your help. Contact me with any suggestions you ha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Linux Beginner's Guide</text:span><text:tab/>Introduc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kostya </meta:initial-creator>
    <meta:creation-date>2013-01-08T12:38:57</meta:creation-date>
    <dc:date>2013-01-08T13:25:59</dc:date>
    <dc:creator>kkostya </dc:creator>
    <meta:editing-duration>PT20M37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8" meta:word-count="127" meta:character-count="707" meta:non-whitespace-character-count="581"/>
  </office:meta>
</office:document-meta>
</file>